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swiss"/>
    <style:font-face style:name="Times New Roman Bold" svg:font-family="'Times New Roman Bold'" style:font-family-generic="swiss"/>
    <style:font-face style:name="Times New Roman Italic" svg:font-family="'Times New Roman Italic'" style:font-family-generic="swiss"/>
    <style:font-face style:name="Liberation Serif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992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6.3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no-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transparent" fo:wrap-option="no-wrap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transparent" fo:wrap-option="no-wrap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17" style:family="table-cell" style:parent-style-name="Default">
      <style:table-cell-properties fo:background-color="transparent" fo:wrap-option="no-wrap"/>
      <style:text-properties style:font-name="Liberation Serif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">
      <style:table-cell-properties fo:background-color="#dcdcd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1">
      <style:table-cell-properties fo:background-color="#dcdcd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">
      <style:table-cell-properties fo:background-color="#dcdcd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84">
      <style:text-properties style:font-name="Liberation Serif" fo:font-size="10pt" style:font-size-asian="10pt" style:font-size-complex="10pt"/>
    </style:style>
    <style:style style:name="ce7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transparent"/>
      <style:text-properties style:font-name="Liberation Serif" fo:font-size="10pt" style:font-size-asian="10pt" style:font-size-complex="10pt"/>
    </style:style>
    <style:style style:name="ce25" style:family="table-cell" style:parent-style-name="Default" style:data-style-name="N11">
      <style:table-cell-properties fo:background-color="transparent" fo:wrap-option="no-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22">
      <style:table-cell-properties fo:background-color="transparent" fo:wrap-option="no-wrap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22">
      <style:table-cell-properties fo:wrap-option="no-wrap"/>
      <style:text-properties style:font-name="Liberation Serif" fo:font-size="10pt" style:font-size-asian="10pt" style:font-size-complex="10pt"/>
    </style:style>
    <style:style style:name="ce53" style:family="table-cell" style:parent-style-name="Default" style:data-style-name="N1">
      <style:table-cell-properties fo:background-color="#7cfc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1">
      <style:table-cell-properties fo:background-color="#7cfc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">
      <style:table-cell-properties fo:background-color="#7cfc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">
      <style:table-cell-properties fo:background-color="#dc143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">
      <style:table-cell-properties fo:background-color="#ffff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21">
      <style:table-cell-properties fo:background-color="#ffff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">
      <style:table-cell-properties fo:background-color="#ffff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able-cell-properties fo:wrap-option="no-wrap"/>
      <style:text-properties style:font-name="Liberation Serif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63" style:family="table-cell" style:parent-style-name="Default" style:data-style-name="N121">
      <style:text-properties style:font-name="Liberation Serif" fo:font-size="10pt" style:font-size-asian="10pt" style:font-size-complex="10pt"/>
    </style:style>
    <style:style style:name="ce64" style:family="table-cell" style:parent-style-name="Default" style:data-style-name="N12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Liberation Serif" fo:font-size="10pt" style:font-size-asian="10pt" style:font-size-complex="10pt"/>
    </style:style>
    <style:style style:name="ce67" style:family="table-cell" style:parent-style-name="Default" style:data-style-name="N122">
      <style:text-properties style:font-name="Liberation Serif" fo:font-size="10pt" style:font-size-asian="10pt" style:font-size-complex="10pt"/>
    </style:style>
    <style:style style:name="ce68" style:family="table-cell" style:parent-style-name="Default" style:data-style-name="N122">
      <style:text-properties style:use-window-font-color="true" style:font-name="Liberation Serif" fo:font-size="10pt" style:font-size-asian="10pt" style:font-size-complex="10pt"/>
    </style:style>
    <style:style style:name="ce69" style:family="table-cell" style:parent-style-name="Default" style:data-style-name="N122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10">
      <style:text-properties style:font-name="Liberation Serif" fo:font-size="10pt" style:font-size-asian="10pt" style:font-size-complex="10pt"/>
    </style:style>
    <style:style style:name="ce71" style:family="table-cell" style:parent-style-name="Default" style:data-style-name="N1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wrap-option="no-wrap"/>
      <style:text-properties fo:color="#c9211e" style:font-name="Liberation Serif" fo:font-size="10pt" style:font-size-asian="10pt" style:font-size-complex="10pt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inset #000000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none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06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order-bottom="0.99pt inset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85" style:family="table-cell" style:parent-style-name="Default" style:data-style-name="N121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Italic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9" style:family="table-cell" style:parent-style-name="Default" style:data-style-name="N121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91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92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Italic" style:font-size-complex="10pt" style:font-style-complex="normal" style:font-weight-complex="bold"/>
    </style:style>
    <style:style style:name="ce93" style:family="table-cell" style:parent-style-name="Default" style:data-style-name="N121">
      <style:table-cell-properties fo:border-bottom="0.06pt solid #000000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21">
      <style:table-cell-properties fo:border-bottom="0.99pt inset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Italic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97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9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100" style:family="table-cell" style:parent-style-name="Default" style:data-style-name="N1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3" style:family="table-cell" style:parent-style-name="Default" style:data-style-name="N1">
      <style:table-cell-properties fo:border-bottom="0.99pt inset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4" style:family="table-cell" style:parent-style-name="Default" style:data-style-name="N1">
      <style:table-cell-properties style:rotation-align="none"/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5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013" table:default-cell-style-name="ce1"/>
        <table:table-column table:style-name="co1" table:default-cell-style-name="ce34"/>
        <table:table-row table:style-name="ro1">
          <table:table-cell/>
          <table:table-cell table:style-name="ce34" table:number-columns-repeated="2"/>
          <table:table-cell table:style-name="ce41"/>
          <table:table-cell table:number-columns-repeated="2" table:style-name="ce16" office:value-type="float" office:value="2020" calcext:value-type="float">
            <text:p>2020</text:p>
          </table:table-cell>
          <table:table-cell table:style-name="ce28" office:value-type="float" office:value="2021" calcext:value-type="float">
            <text:p>2021</text:p>
          </table:table-cell>
          <table:table-cell table:style-name="ce73" office:value-type="string" calcext:value-type="string">
            <text:p>2020_P_F</text:p>
          </table:table-cell>
          <table:table-cell table:style-name="ce110" office:value-type="string" calcext:value-type="string">
            <text:p>DIFF_%</text:p>
          </table:table-cell>
          <table:table-cell table:style-name="ce110" office:value-type="string" calcext:value-type="string">
            <text:p>2020_F_2021_P</text:p>
          </table:table-cell>
          <table:table-cell table:style-name="ce110" office:value-type="string" calcext:value-type="string">
            <text:p>DIFF_%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17">
            <text:p>SRAUTAS</text:p>
          </table:table-cell>
          <table:table-cell table:style-name="ce5" office:value-type="string" calcext:value-type="string" table:number-columns-spanned="1" table:number-rows-spanned="7">
            <text:p>ĮPLAUKOS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Privalomojo sveikatos draudimo įmokos,</text:p>
            <text:p>iš jų:</text:p>
          </table:table-cell>
          <table:table-cell table:style-name="ce46" office:value-type="float" office:value="2232.085" calcext:value-type="float">
            <text:p>2232</text:p>
          </table:table-cell>
          <table:table-cell table:style-name="ce53" office:value-type="float" office:value="2091.704" calcext:value-type="float">
            <text:p>2092</text:p>
          </table:table-cell>
          <table:table-cell table:style-name="ce57" office:value-type="float" office:value="2216.949" calcext:value-type="float">
            <text:p>2217</text:p>
          </table:table-cell>
          <table:table-cell table:style-name="ce63" table:formula="of:=[.F2]-[.E2]" office:value-type="float" office:value="-140.381" calcext:value-type="float">
            <text:p>-140.4</text:p>
          </table:table-cell>
          <table:table-cell table:style-name="ce67" table:formula="of:=[.F2]/[.E2]-1" office:value-type="percentage" office:value="-0.0628923181688869" calcext:value-type="percentage">
            <text:p>-6.3%</text:p>
          </table:table-cell>
          <table:table-cell table:style-name="ce63" table:formula="of:=[.G2]-[.F2]" office:value-type="float" office:value="125.245" calcext:value-type="float">
            <text:p>125.2</text:p>
          </table:table-cell>
          <table:table-cell table:style-name="ce70" table:formula="of:=[.G2]/[.F2]-1" office:value-type="percentage" office:value="0.0598770189281084" calcext:value-type="percentage">
            <text:p>6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string" calcext:value-type="string">
            <text:p>01 01</text:p>
          </table:table-cell>
          <table:table-cell table:style-name="ce39" office:value-type="string" calcext:value-type="string">
            <text:p>Valstybinio socialinio draudimo fondo valdybos administruojamos privalomojo sveikatos draudimo įmokos ir su jomis susijusios sumos </text:p>
          </table:table-cell>
          <table:table-cell table:style-name="ce46" office:value-type="float" office:value="1582.032" calcext:value-type="float">
            <text:p>1582</text:p>
          </table:table-cell>
          <table:table-cell table:style-name="ce53" office:value-type="float" office:value="1441.651" calcext:value-type="float">
            <text:p>1442</text:p>
          </table:table-cell>
          <table:table-cell table:style-name="ce57" office:value-type="float" office:value="1516.685" calcext:value-type="float">
            <text:p>1517</text:p>
          </table:table-cell>
          <table:table-cell table:style-name="ce63" table:formula="of:=[.F3]-[.E3]" office:value-type="float" office:value="-140.381" calcext:value-type="float">
            <text:p>-140.4</text:p>
          </table:table-cell>
          <table:table-cell table:style-name="ce68" table:formula="of:=[.F3]/[.E3]-1" office:value-type="percentage" office:value="-0.0887346147233431" calcext:value-type="percentage">
            <text:p>-8.9%</text:p>
          </table:table-cell>
          <table:table-cell table:style-name="ce63" table:formula="of:=[.G3]-[.F3]" office:value-type="float" office:value="75.0339999999999" calcext:value-type="float">
            <text:p>75.0</text:p>
          </table:table-cell>
          <table:table-cell table:style-name="ce70" table:formula="of:=[.G3]/[.F3]-1" office:value-type="percentage" office:value="0.0520472708027115" calcext:value-type="percentage">
            <text:p>5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string" calcext:value-type="string">
            <text:p>01 02</text:p>
          </table:table-cell>
          <table:table-cell table:style-name="ce39" office:value-type="string" calcext:value-type="string">
            <text:p>Lietuvos Respublikos valstybės biudžeto įmokos už apdraustuosius, draudžiamus valstybės lėšomis</text:p>
          </table:table-cell>
          <table:table-cell table:style-name="ce46" office:value-type="float" office:value="650.053" calcext:value-type="float">
            <text:p>650</text:p>
          </table:table-cell>
          <table:table-cell table:style-name="ce53" office:value-type="float" office:value="650.053" calcext:value-type="float">
            <text:p>650</text:p>
          </table:table-cell>
          <table:table-cell table:style-name="ce57" office:value-type="float" office:value="700.264" calcext:value-type="float">
            <text:p>700</text:p>
          </table:table-cell>
          <table:table-cell table:style-name="ce63" table:formula="of:=[.F4]-[.E4]" office:value-type="float" office:value="0" calcext:value-type="float">
            <text:p>0.0</text:p>
          </table:table-cell>
          <table:table-cell table:style-name="ce67" table:formula="of:=[.F4]/[.E4]-1" office:value-type="percentage" office:value="0" calcext:value-type="percentage">
            <text:p>0.0%</text:p>
          </table:table-cell>
          <table:table-cell table:style-name="ce63" table:formula="of:=[.G4]-[.F4]" office:value-type="float" office:value="50.211" calcext:value-type="float">
            <text:p>50.2</text:p>
          </table:table-cell>
          <table:table-cell table:style-name="ce70" table:formula="of:=[.G4]/[.F4]-1" office:value-type="percentage" office:value="0.0772413941632453" calcext:value-type="percentage">
            <text:p>8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Lietuvos Respublikos valstybės biudžeto asignavimai</text:p>
          </table:table-cell>
          <table:table-cell table:style-name="ce46" office:value-type="float" office:value="40.108" calcext:value-type="float">
            <text:p>40</text:p>
          </table:table-cell>
          <table:table-cell table:style-name="ce53" office:value-type="float" office:value="40.108" calcext:value-type="float">
            <text:p>40</text:p>
          </table:table-cell>
          <table:table-cell table:style-name="ce57" office:value-type="float" office:value="114.208" calcext:value-type="float">
            <text:p>114</text:p>
          </table:table-cell>
          <table:table-cell table:style-name="ce63" table:formula="of:=[.F5]-[.E5]" office:value-type="float" office:value="0" calcext:value-type="float">
            <text:p>0.0</text:p>
          </table:table-cell>
          <table:table-cell table:style-name="ce67" table:formula="of:=[.F5]/[.E5]-1" office:value-type="percentage" office:value="0" calcext:value-type="percentage">
            <text:p>0.0%</text:p>
          </table:table-cell>
          <table:table-cell table:style-name="ce63" table:formula="of:=[.G5]-[.F5]" office:value-type="float" office:value="74.1" calcext:value-type="float">
            <text:p>74.1</text:p>
          </table:table-cell>
          <table:table-cell table:style-name="ce70" table:formula="of:=[.G5]/[.F5]-1" office:value-type="percentage" office:value="1.84751171836043" calcext:value-type="percentage">
            <text:p>185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Lėšos, grąžinamos pagal gydymo prieinamumo gerinimo ir rizikos pasidalijimo sutartis</text:p>
          </table:table-cell>
          <table:table-cell table:style-name="ce46" office:value-type="float" office:value="24.692" calcext:value-type="float">
            <text:p>25</text:p>
          </table:table-cell>
          <table:table-cell table:style-name="ce53" office:value-type="float" office:value="29.607" calcext:value-type="float">
            <text:p>30</text:p>
          </table:table-cell>
          <table:table-cell table:style-name="ce57" office:value-type="float" office:value="30.537" calcext:value-type="float">
            <text:p>31</text:p>
          </table:table-cell>
          <table:table-cell table:style-name="ce63" table:formula="of:=[.F6]-[.E6]" office:value-type="float" office:value="4.915" calcext:value-type="float">
            <text:p>4.9</text:p>
          </table:table-cell>
          <table:table-cell table:style-name="ce67" table:formula="of:=[.F6]/[.E6]-1" office:value-type="percentage" office:value="0.199052324639559" calcext:value-type="percentage">
            <text:p>19.9%</text:p>
          </table:table-cell>
          <table:table-cell table:style-name="ce63" table:formula="of:=[.G6]-[.F6]" office:value-type="float" office:value="0.93" calcext:value-type="float">
            <text:p>0.9</text:p>
          </table:table-cell>
          <table:table-cell table:style-name="ce70" table:formula="of:=[.G6]/[.F6]-1" office:value-type="percentage" office:value="0.0314114905258891" calcext:value-type="percentage">
            <text:p>3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Kitos pajamos</text:p>
          </table:table-cell>
          <table:table-cell table:style-name="ce46" office:value-type="float" office:value="7.773" calcext:value-type="float">
            <text:p>8</text:p>
          </table:table-cell>
          <table:table-cell table:style-name="ce53" office:value-type="float" office:value="6.206" calcext:value-type="float">
            <text:p>6</text:p>
          </table:table-cell>
          <table:table-cell table:style-name="ce57" office:value-type="float" office:value="8.192" calcext:value-type="float">
            <text:p>8</text:p>
          </table:table-cell>
          <table:table-cell table:style-name="ce63" table:formula="of:=[.F7]-[.E7]" office:value-type="float" office:value="-1.567" calcext:value-type="float">
            <text:p>-1.6</text:p>
          </table:table-cell>
          <table:table-cell table:style-name="ce67" table:formula="of:=[.F7]/[.E7]-1" office:value-type="percentage" office:value="-0.201595265663193" calcext:value-type="percentage">
            <text:p>-20.2%</text:p>
          </table:table-cell>
          <table:table-cell table:style-name="ce63" table:formula="of:=[.G7]-[.F7]" office:value-type="float" office:value="1.986" calcext:value-type="float">
            <text:p>2.0</text:p>
          </table:table-cell>
          <table:table-cell table:style-name="ce70" table:formula="of:=[.G7]/[.F7]-1" office:value-type="percentage" office:value="0.320012890750886" calcext:value-type="percentage">
            <text:p>32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Iš viso įplaukų</text:p>
          </table:table-cell>
          <table:covered-table-cell table:style-name="ce42"/>
          <table:table-cell table:style-name="ce47" office:value-type="float" office:value="2304.658" calcext:value-type="float">
            <text:p>2304.7</text:p>
          </table:table-cell>
          <table:table-cell table:style-name="ce54" office:value-type="float" office:value="2167.625" calcext:value-type="float">
            <text:p>2167.6</text:p>
          </table:table-cell>
          <table:table-cell table:style-name="ce58" office:value-type="float" office:value="2369.886" calcext:value-type="float">
            <text:p>2369.9</text:p>
          </table:table-cell>
          <table:table-cell table:style-name="ce64" table:formula="of:=[.F8]-[.E8]" office:value-type="float" office:value="-137.033" calcext:value-type="float">
            <text:p>-137.0</text:p>
          </table:table-cell>
          <table:table-cell table:style-name="ce69" table:formula="of:=[.F8]/[.E8]-1" office:value-type="percentage" office:value="-0.0594591475177662" calcext:value-type="percentage">
            <text:p>-5.9%</text:p>
          </table:table-cell>
          <table:table-cell table:style-name="ce64" table:formula="of:=[.G8]-[.F8]" office:value-type="float" office:value="202.261" calcext:value-type="float">
            <text:p>202.3</text:p>
          </table:table-cell>
          <table:table-cell table:style-name="ce71" table:formula="of:=[.G8]/[.F8]-1" office:value-type="percentage" office:value="0.0933099590565711" calcext:value-type="percentage">
            <text:p>9%</text:p>
          </table:table-cell>
          <table:table-cell table:style-name="ce34"/>
          <table:table-cell table:number-columns-repeated="1012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0">
            <text:p>IŠLAIDOS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Asmens sveikatos priežiūros paslaugoms</text:p>
          </table:table-cell>
          <table:table-cell table:style-name="ce46" office:value-type="float" office:value="1509.768" calcext:value-type="float">
            <text:p>1510</text:p>
          </table:table-cell>
          <table:table-cell table:style-name="ce53" office:value-type="float" office:value="1627.6263" calcext:value-type="float">
            <text:p>1628</text:p>
          </table:table-cell>
          <table:table-cell table:style-name="ce57" office:value-type="float" office:value="1673.823" calcext:value-type="float">
            <text:p>1674</text:p>
          </table:table-cell>
          <table:table-cell table:style-name="ce63" table:formula="of:=[.F9]-[.E9]" office:value-type="float" office:value="117.8583" calcext:value-type="float">
            <text:p>117.9</text:p>
          </table:table-cell>
          <table:table-cell table:style-name="ce67" table:formula="of:=[.F9]/[.E9]-1" office:value-type="percentage" office:value="0.0780638482203888" calcext:value-type="percentage">
            <text:p>7.8%</text:p>
          </table:table-cell>
          <table:table-cell table:style-name="ce63" table:formula="of:=[.G9]-[.F9]" office:value-type="float" office:value="46.1967000000002" calcext:value-type="float">
            <text:p>46.2</text:p>
          </table:table-cell>
          <table:table-cell table:style-name="ce70" table:formula="of:=[.G9]/[.F9]-1" office:value-type="percentage" office:value="0.0283828665093457" calcext:value-type="percentage">
            <text:p>3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Vaistams, medicinos pagalbos priemonėms ir medicinos priemonių (prietaisų) nuomai</text:p>
          </table:table-cell>
          <table:table-cell table:style-name="ce46" office:value-type="float" office:value="359.489" calcext:value-type="float">
            <text:p>359</text:p>
          </table:table-cell>
          <table:table-cell table:style-name="ce53" office:value-type="float" office:value="404.289" calcext:value-type="float">
            <text:p>404</text:p>
          </table:table-cell>
          <table:table-cell table:style-name="ce57" office:value-type="float" office:value="418.914" calcext:value-type="float">
            <text:p>419</text:p>
          </table:table-cell>
          <table:table-cell table:style-name="ce63" table:formula="of:=[.F10]-[.E10]" office:value-type="float" office:value="44.8" calcext:value-type="float">
            <text:p>44.8</text:p>
          </table:table-cell>
          <table:table-cell table:style-name="ce67" table:formula="of:=[.F10]/[.E10]-1" office:value-type="percentage" office:value="0.124621337509632" calcext:value-type="percentage">
            <text:p>12.5%</text:p>
          </table:table-cell>
          <table:table-cell table:style-name="ce63" table:formula="of:=[.G10]-[.F10]" office:value-type="float" office:value="14.625" calcext:value-type="float">
            <text:p>14.6</text:p>
          </table:table-cell>
          <table:table-cell table:style-name="ce70" table:formula="of:=[.G10]/[.F10]-1" office:value-type="percentage" office:value="0.036174617662118" calcext:value-type="percentage">
            <text:p>4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Medicininei reabilitacijai ir sanatoriniam gydymui</text:p>
          </table:table-cell>
          <table:table-cell table:style-name="ce46" office:value-type="float" office:value="63.959" calcext:value-type="float">
            <text:p>64</text:p>
          </table:table-cell>
          <table:table-cell table:style-name="ce53" office:value-type="float" office:value="66.7896" calcext:value-type="float">
            <text:p>67</text:p>
          </table:table-cell>
          <table:table-cell table:style-name="ce57" office:value-type="float" office:value="96.249" calcext:value-type="float">
            <text:p>96</text:p>
          </table:table-cell>
          <table:table-cell table:style-name="ce63" table:formula="of:=[.F11]-[.E11]" office:value-type="float" office:value="2.83059999999999" calcext:value-type="float">
            <text:p>2.8</text:p>
          </table:table-cell>
          <table:table-cell table:style-name="ce67" table:formula="of:=[.F11]/[.E11]-1" office:value-type="percentage" office:value="0.0442564768054534" calcext:value-type="percentage">
            <text:p>4.4%</text:p>
          </table:table-cell>
          <table:table-cell table:style-name="ce63" table:formula="of:=[.G11]-[.F11]" office:value-type="float" office:value="29.4594" calcext:value-type="float">
            <text:p>29.5</text:p>
          </table:table-cell>
          <table:table-cell table:style-name="ce70" table:formula="of:=[.G11]/[.F11]-1" office:value-type="percentage" office:value="0.441077652808222" calcext:value-type="percentage">
            <text:p>44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Ortopedijos techninėms priemonėms</text:p>
          </table:table-cell>
          <table:table-cell table:style-name="ce46" office:value-type="float" office:value="13.56" calcext:value-type="float">
            <text:p>14</text:p>
          </table:table-cell>
          <table:table-cell table:style-name="ce53" office:value-type="float" office:value="13.56" calcext:value-type="float">
            <text:p>14</text:p>
          </table:table-cell>
          <table:table-cell table:style-name="ce57" office:value-type="float" office:value="15.61" calcext:value-type="float">
            <text:p>16</text:p>
          </table:table-cell>
          <table:table-cell table:style-name="ce63" table:formula="of:=[.F12]-[.E12]" office:value-type="float" office:value="0" calcext:value-type="float">
            <text:p>0.0</text:p>
          </table:table-cell>
          <table:table-cell table:style-name="ce67" table:formula="of:=[.F12]/[.E12]-1" office:value-type="percentage" office:value="0" calcext:value-type="percentage">
            <text:p>0.0%</text:p>
          </table:table-cell>
          <table:table-cell table:style-name="ce63" table:formula="of:=[.G12]-[.F12]" office:value-type="float" office:value="2.05" calcext:value-type="float">
            <text:p>2.1</text:p>
          </table:table-cell>
          <table:table-cell table:style-name="ce70" table:formula="of:=[.G12]/[.F12]-1" office:value-type="percentage" office:value="0.15117994100295" calcext:value-type="percentage">
            <text:p>15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5" calcext:value-type="float">
            <text:p>5</text:p>
          </table:table-cell>
          <table:table-cell table:style-name="ce39" office:value-type="string" calcext:value-type="string">
            <text:p>Sveikatos programoms ir kitoms sveikatos draudimo išlaidoms</text:p>
          </table:table-cell>
          <table:table-cell table:style-name="ce46" office:value-type="float" office:value="132.486" calcext:value-type="float">
            <text:p>132</text:p>
          </table:table-cell>
          <table:table-cell table:style-name="ce53" office:value-type="float" office:value="165.3001" calcext:value-type="float">
            <text:p>165</text:p>
          </table:table-cell>
          <table:table-cell table:style-name="ce57" office:value-type="float" office:value="138.819" calcext:value-type="float">
            <text:p>139</text:p>
          </table:table-cell>
          <table:table-cell table:style-name="ce63" table:formula="of:=[.F13]-[.E13]" office:value-type="float" office:value="32.8141" calcext:value-type="float">
            <text:p>32.8</text:p>
          </table:table-cell>
          <table:table-cell table:style-name="ce67" table:formula="of:=[.F13]/[.E13]-1" office:value-type="percentage" office:value="0.247679754842021" calcext:value-type="percentage">
            <text:p>24.8%</text:p>
          </table:table-cell>
          <table:table-cell table:style-name="ce63" table:formula="of:=[.G13]-[.F13]" office:value-type="float" office:value="-26.4811" calcext:value-type="float">
            <text:p>-26.5</text:p>
          </table:table-cell>
          <table:table-cell table:style-name="ce70" table:formula="of:=[.G13]/[.F13]-1" office:value-type="percentage" office:value="-0.160200145069483" calcext:value-type="percentage">
            <text:p>-16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Privalomojo sveikatos draudimo sistemos funkcionavimui ir šį draudimą vykdančių institucijų veiklos išlaidoms</text:p>
          </table:table-cell>
          <table:table-cell table:style-name="ce46" office:value-type="float" office:value="22.597" calcext:value-type="float">
            <text:p>23</text:p>
          </table:table-cell>
          <table:table-cell table:style-name="ce53" office:value-type="float" office:value="22.597" calcext:value-type="float">
            <text:p>23</text:p>
          </table:table-cell>
          <table:table-cell table:style-name="ce57" office:value-type="float" office:value="24.45" calcext:value-type="float">
            <text:p>24</text:p>
          </table:table-cell>
          <table:table-cell table:style-name="ce63" table:formula="of:=[.F14]-[.E14]" office:value-type="float" office:value="0" calcext:value-type="float">
            <text:p>0.0</text:p>
          </table:table-cell>
          <table:table-cell table:style-name="ce67" table:formula="of:=[.F14]/[.E14]-1" office:value-type="percentage" office:value="0" calcext:value-type="percentage">
            <text:p>0.0%</text:p>
          </table:table-cell>
          <table:table-cell table:style-name="ce63" table:formula="of:=[.G14]-[.F14]" office:value-type="float" office:value="1.853" calcext:value-type="float">
            <text:p>1.9</text:p>
          </table:table-cell>
          <table:table-cell table:style-name="ce70" table:formula="of:=[.G14]/[.F14]-1" office:value-type="percentage" office:value="0.0820020356684514" calcext:value-type="percentage">
            <text:p>8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Valstybinio socialinio draudimo fondo veiklos sąnaudoms, susidarančioms dėl privalomojo sveikatos draudimo įmokų surinkimo ir pervedimo į Privalomojo sveikatos draudimo fondą, kompensuoti</text:p>
          </table:table-cell>
          <table:table-cell table:style-name="ce46" office:value-type="float" office:value="1.999" calcext:value-type="float">
            <text:p>2</text:p>
          </table:table-cell>
          <table:table-cell table:style-name="ce53" office:value-type="float" office:value="1.98" calcext:value-type="float">
            <text:p>2</text:p>
          </table:table-cell>
          <table:table-cell table:style-name="ce57" office:value-type="float" office:value="2.021" calcext:value-type="float">
            <text:p>2</text:p>
          </table:table-cell>
          <table:table-cell table:style-name="ce63" table:formula="of:=[.F15]-[.E15]" office:value-type="float" office:value="-0.0190000000000001" calcext:value-type="float">
            <text:p>0.0</text:p>
          </table:table-cell>
          <table:table-cell table:style-name="ce67" table:formula="of:=[.F15]/[.E15]-1" office:value-type="percentage" office:value="-0.0095047523761882" calcext:value-type="percentage">
            <text:p>-1.0%</text:p>
          </table:table-cell>
          <table:table-cell table:style-name="ce63" table:formula="of:=[.G15]-[.F15]" office:value-type="float" office:value="0.0409999999999999" calcext:value-type="float">
            <text:p>0.0</text:p>
          </table:table-cell>
          <table:table-cell table:style-name="ce70" table:formula="of:=[.G15]/[.F15]-1" office:value-type="percentage" office:value="0.0207070707070707" calcext:value-type="percentage">
            <text:p>2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Iš viso </text:p>
          </table:table-cell>
          <table:covered-table-cell table:style-name="ce42"/>
          <table:table-cell table:style-name="ce48" office:value-type="float" office:value="2103.858" calcext:value-type="float">
            <text:p>2104</text:p>
          </table:table-cell>
          <table:table-cell table:style-name="ce55" office:value-type="float" office:value="2302.142" calcext:value-type="float">
            <text:p>2302</text:p>
          </table:table-cell>
          <table:table-cell table:style-name="ce59" office:value-type="float" office:value="2369.886" calcext:value-type="float">
            <text:p>2370</text:p>
          </table:table-cell>
          <table:table-cell table:style-name="ce64" table:formula="of:=[.F16]-[.E16]" office:value-type="float" office:value="198.284" calcext:value-type="float">
            <text:p>198.3</text:p>
          </table:table-cell>
          <table:table-cell table:style-name="ce69" table:formula="of:=[.F16]/[.E16]-1" office:value-type="percentage" office:value="0.0942478056979128" calcext:value-type="percentage">
            <text:p>9.4%</text:p>
          </table:table-cell>
          <table:table-cell table:style-name="ce64" table:formula="of:=[.G16]-[.F16]" office:value-type="float" office:value="67.7440000000001" calcext:value-type="float">
            <text:p>67.7</text:p>
          </table:table-cell>
          <table:table-cell table:style-name="ce71" table:formula="of:=[.G16]/[.F16]-1" office:value-type="percentage" office:value="0.0294265080086284" calcext:value-type="percentage">
            <text:p>3%</text:p>
          </table:table-cell>
          <table:table-cell table:style-name="ce34"/>
          <table:table-cell table:style-name="ce72" office:value-type="string" calcext:value-type="string">
            <text:p>Pastaba: neatitikimas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36" office:value-type="float" office:value="8" calcext:value-type="float">
            <text:p>8</text:p>
          </table:table-cell>
          <table:table-cell table:style-name="ce39" office:value-type="string" calcext:value-type="string">
            <text:p>Privalomojo sveikatos draudimo fondo biudžeto rezervui papildyti (sudaryti)</text:p>
          </table:table-cell>
          <table:table-cell table:style-name="ce46" table:formula="of:=[.E8]-[.E16]" office:value-type="float" office:value="200.8" calcext:value-type="float">
            <text:p>201</text:p>
          </table:table-cell>
          <table:table-cell table:style-name="ce56" table:formula="of:=[.F8]-[.F16]" office:value-type="float" office:value="-134.517" calcext:value-type="float">
            <text:p>-135</text:p>
          </table:table-cell>
          <table:table-cell table:style-name="ce46" office:value-type="float" office:value="0" calcext:value-type="float">
            <text:p>0</text:p>
          </table:table-cell>
          <table:table-cell table:style-name="ce63" table:formula="of:=[.F17]-[.E17]" office:value-type="float" office:value="-335.317" calcext:value-type="float">
            <text:p>-335.3</text:p>
          </table:table-cell>
          <table:table-cell table:style-name="ce67" table:formula="of:=[.F17]/[.E17]-1" office:value-type="percentage" office:value="-1.66990537848606" calcext:value-type="percentage">
            <text:p>-167.0%</text:p>
          </table:table-cell>
          <table:table-cell table:style-name="ce63" table:formula="of:=[.G17]-[.F17]" office:value-type="float" office:value="134.517" calcext:value-type="float">
            <text:p>134.5</text:p>
          </table:table-cell>
          <table:table-cell table:style-name="ce70" table:formula="of:=[.G17]/[.F17]-1" office:value-type="percentage" office:value="-1" calcext:value-type="percentage">
            <text:p>-100%</text:p>
          </table:table-cell>
          <table:table-cell table:style-name="ce34"/>
          <table:table-cell table:style-name="ce72" office:value-type="string" calcext:value-type="string">
            <text:p><text:a xlink:href="https://e-seimas.lrs.lt/rs/lasupplement/TAK/966997ac0ea411ebbedbd456d2fb030d/d3855c500ea411ebbedbd456d2fb030d/" xlink:type="simple">https://e-seimas.lrs.lt/rs/lasupplement/TAK/966997ac0ea411ebbedbd456d2fb030d/d3855c500ea411ebbedbd456d2fb030d/</text:a>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Iš viso išlaidų</text:p>
          </table:table-cell>
          <table:covered-table-cell table:style-name="ce42"/>
          <table:table-cell table:style-name="ce48" office:value-type="float" office:value="2304.658" calcext:value-type="float">
            <text:p>2305</text:p>
          </table:table-cell>
          <table:table-cell table:style-name="ce55" office:value-type="float" office:value="2365.909" calcext:value-type="float">
            <text:p>2366</text:p>
          </table:table-cell>
          <table:table-cell table:style-name="ce60" office:value-type="float" office:value="2369.886" calcext:value-type="float">
            <text:p>2370</text:p>
          </table:table-cell>
          <table:table-cell table:style-name="ce64" table:formula="of:=[.F18]-[.E18]" office:value-type="float" office:value="61.2510000000002" calcext:value-type="float">
            <text:p>61.3</text:p>
          </table:table-cell>
          <table:table-cell table:style-name="ce69" table:formula="of:=[.F18]/[.E18]-1" office:value-type="percentage" office:value="0.0265770452709253" calcext:value-type="percentage">
            <text:p>2.7%</text:p>
          </table:table-cell>
          <table:table-cell table:style-name="ce64" table:formula="of:=[.G18]-[.F18]" office:value-type="float" office:value="3.97699999999986" calcext:value-type="float">
            <text:p>4.0</text:p>
          </table:table-cell>
          <table:table-cell table:style-name="ce71" table:formula="of:=[.G18]/[.F18]-1" office:value-type="percentage" office:value="0.00168096067938373" calcext:value-type="percentage">
            <text:p>0%</text:p>
          </table:table-cell>
          <table:table-cell table:style-name="ce34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34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 table:style-name="ce49" office:value-type="date" office:date-value="2020-12-31" calcext:value-type="date">
            <text:p>2020-12-31</text:p>
          </table:table-cell>
          <table:table-cell table:style-name="ce49" office:value-type="date" office:date-value="2021-12-31" calcext:value-type="date">
            <text:p>2021-12-31</text:p>
          </table:table-cell>
          <table:table-cell table:style-name="ce34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5">
            <text:p>LIKUTIS</text:p>
          </table:table-cell>
          <table:table-cell/>
          <table:table-cell table:style-name="ce38" office:value-type="string" calcext:value-type="string" table:number-columns-spanned="2" table:number-rows-spanned="1">
            <text:p>Lėšų likutis pagal P periodo sausio 1 d. vs gruodžio 31 d. Būklę, iš jų:</text:p>
          </table:table-cell>
          <table:covered-table-cell/>
          <table:table-cell table:style-name="ce46" office:value-type="float" office:value="576.174" calcext:value-type="float">
            <text:p>576</text:p>
          </table:table-cell>
          <table:table-cell table:style-name="ce53" office:value-type="float" office:value="210.408" calcext:value-type="float">
            <text:p>210</text:p>
          </table:table-cell>
          <table:table-cell table:style-name="ce57" office:value-type="float" office:value="179.544" calcext:value-type="float">
            <text:p>180</text:p>
          </table:table-cell>
          <table:table-cell table:style-name="ce63"/>
          <table:table-cell table:style-name="ce70"/>
          <table:table-cell table:style-name="ce34" table:number-columns-repeated="3"/>
          <table:table-cell table:number-columns-repeated="1012"/>
        </table:table-row>
        <table:table-row table:style-name="ro1">
          <table:covered-table-cell/>
          <table:table-cell/>
          <table:table-cell table:style-name="ce39" office:value-type="string" calcext:value-type="string">
            <text:p>Privalomojo sveikatos draudimo fondo biudžeto apyvartos lėšų likutis</text:p>
          </table:table-cell>
          <table:table-cell/>
          <table:table-cell table:style-name="ce46" office:value-type="float" office:value="5.792" calcext:value-type="float">
            <text:p>6</text:p>
          </table:table-cell>
          <table:table-cell table:style-name="ce53" office:value-type="float" office:value="5.792" calcext:value-type="float">
            <text:p>6</text:p>
          </table:table-cell>
          <table:table-cell table:style-name="ce57" office:value-type="float" office:value="5.792" calcext:value-type="float">
            <text:p>6</text:p>
          </table:table-cell>
          <table:table-cell table:style-name="ce63"/>
          <table:table-cell table:style-name="ce70"/>
          <table:table-cell table:style-name="ce34" table:number-columns-repeated="3"/>
          <table:table-cell table:number-columns-repeated="1012"/>
        </table:table-row>
        <table:table-row table:style-name="ro2">
          <table:covered-table-cell/>
          <table:table-cell/>
          <table:table-cell table:style-name="ce39" office:value-type="string" calcext:value-type="string">
            <text:p>Numatomas Privalomojo sveikatos draudimo fondo biudžeto rezervas, </text:p>
            <text:p>iš jo:</text:p>
          </table:table-cell>
          <table:table-cell/>
          <table:table-cell table:style-name="ce46" office:value-type="float" office:value="570.382" calcext:value-type="float">
            <text:p>570</text:p>
          </table:table-cell>
          <table:table-cell table:style-name="ce53" office:value-type="float" office:value="204.616" calcext:value-type="float">
            <text:p>205</text:p>
          </table:table-cell>
          <table:table-cell table:style-name="ce57" office:value-type="float" office:value="173.752" calcext:value-type="float">
            <text:p>174</text:p>
          </table:table-cell>
          <table:table-cell table:style-name="ce63"/>
          <table:table-cell table:style-name="ce70"/>
          <table:table-cell table:style-name="ce34" table:number-columns-repeated="2"/>
          <table:table-cell table:number-columns-repeated="1013"/>
        </table:table-row>
        <table:table-row table:style-name="ro1">
          <table:covered-table-cell/>
          <table:table-cell/>
          <table:table-cell table:style-name="ce40" office:value-type="string" calcext:value-type="string">
            <text:p>– pagrindinė dalis</text:p>
          </table:table-cell>
          <table:table-cell/>
          <table:table-cell table:style-name="ce46" office:value-type="float" office:value="34570" calcext:value-type="float">
            <text:p>34570</text:p>
          </table:table-cell>
          <table:table-cell table:style-name="ce53" office:value-type="float" office:value="35.548" calcext:value-type="float">
            <text:p>36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style-name="ce70"/>
          <table:table-cell table:number-columns-repeated="1015"/>
        </table:table-row>
        <table:table-row table:style-name="ro1">
          <table:covered-table-cell/>
          <table:table-cell/>
          <table:table-cell table:style-name="ce40" office:value-type="string" calcext:value-type="string">
            <text:p>– rizikos valdymo dalis</text:p>
          </table:table-cell>
          <table:table-cell/>
          <table:table-cell table:style-name="ce46" office:value-type="float" office:value="535812" calcext:value-type="float">
            <text:p>535812</text:p>
          </table:table-cell>
          <table:table-cell table:style-name="ce53" office:value-type="float" office:value="169.068" calcext:value-type="float">
            <text:p>169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style-name="ce7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repeated="7"/>
          <table:table-cell table:number-columns-repeated="1015"/>
        </table:table-row>
        <table:table-row table:style-name="ro1">
          <table:table-cell table:number-columns-repeated="3"/>
          <table:table-cell table:style-name="ce43"/>
          <table:table-cell table:number-columns-repeated="2" table:style-name="ce78" office:value-type="float" office:value="2020" calcext:value-type="float">
            <text:p>2020</text:p>
          </table:table-cell>
          <table:table-cell table:style-name="ce78" office:value-type="float" office:value="2021" calcext:value-type="float">
            <text:p>2021</text:p>
          </table:table-cell>
          <table:table-cell table:style-name="ce78" office:value-type="float" office:value="2022" calcext:value-type="float">
            <text:p>2022</text:p>
          </table:table-cell>
          <table:table-cell table:style-name="ce78" office:value-type="float" office:value="2023" calcext:value-type="float">
            <text:p>202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ce44" office:value-type="string" calcext:value-type="string">
            <text:p>BVP (to meto kainomis)</text:p>
          </table:table-cell>
          <table:table-cell table:style-name="ce50" office:value-type="float" office:value="50862" calcext:value-type="float">
            <text:p>50862</text:p>
          </table:table-cell>
          <table:table-cell table:style-name="ce44" office:value-type="float" office:value="48165.5" calcext:value-type="float">
            <text:p>48165.5</text:p>
          </table:table-cell>
          <table:table-cell table:style-name="ce44" office:value-type="float" office:value="50656.7" calcext:value-type="float">
            <text:p>50656.7</text:p>
          </table:table-cell>
          <table:table-cell table:style-name="ce65" office:value-type="float" office:value="52884.5" calcext:value-type="float">
            <text:p>52884.5</text:p>
          </table:table-cell>
          <table:table-cell table:style-name="ce65" office:value-type="float" office:value="55195.4" calcext:value-type="float">
            <text:p>55195.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ce45" office:value-type="string" calcext:value-type="string">
            <text:p>Iš viso išlaidų (be rezervo), mln Eur.</text:p>
          </table:table-cell>
          <table:table-cell table:style-name="ce48" office:value-type="float" office:value="2103.858" calcext:value-type="float">
            <text:p>2104</text:p>
          </table:table-cell>
          <table:table-cell table:style-name="ce55" office:value-type="float" office:value="2302.142" calcext:value-type="float">
            <text:p>2302</text:p>
          </table:table-cell>
          <table:table-cell table:style-name="ce59" office:value-type="float" office:value="2369.886" calcext:value-type="float">
            <text:p>2370</text:p>
          </table:table-cell>
          <table:table-cell office:value-type="float" office:value="2528.657" calcext:value-type="float">
            <text:p>2528.657</text:p>
          </table:table-cell>
          <table:table-cell office:value-type="float" office:value="2630.932" calcext:value-type="float">
            <text:p>2630.93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Iš viso išlaidų (be rezervo), %BVP</text:p>
          </table:table-cell>
          <table:table-cell table:style-name="ce25" table:formula="of:=[.E30]/[.E29]" office:value-type="percentage" office:value="0.0413640438834493" calcext:value-type="percentage">
            <text:p>4.14%</text:p>
          </table:table-cell>
          <table:table-cell table:style-name="ce25" table:formula="of:=[.F30]/[.F29]" office:value-type="percentage" office:value="0.0477964933406691" calcext:value-type="percentage">
            <text:p>4.78%</text:p>
          </table:table-cell>
          <table:table-cell table:style-name="ce25" table:formula="of:=[.G30]/[.G29]" office:value-type="percentage" office:value="0.0467832685508531" calcext:value-type="percentage">
            <text:p>4.68%</text:p>
          </table:table-cell>
          <table:table-cell table:style-name="ce25" table:formula="of:=[.H30]/[.H29]" office:value-type="percentage" office:value="0.0478147094139115" calcext:value-type="percentage">
            <text:p>4.78%</text:p>
          </table:table-cell>
          <table:table-cell table:style-name="ce25" table:formula="of:=[.I30]/[.I29]" office:value-type="percentage" office:value="0.0476657837428481" calcext:value-type="percentage">
            <text:p>4.77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4" office:value-type="string" calcext:value-type="string">
            <text:p>Rezervo dydis (nuo išlaidų)</text:p>
          </table:table-cell>
          <table:table-cell table:style-name="ce51" table:formula="of:=[.E22]/[.E16]" office:value-type="percentage" office:value="0.273865441488922" calcext:value-type="percentage">
            <text:p>27.4%</text:p>
          </table:table-cell>
          <table:table-cell table:style-name="ce51" table:formula="of:=[.F22]/[.F16]" office:value-type="percentage" office:value="0.0913966210598651" calcext:value-type="percentage">
            <text:p>9.1%</text:p>
          </table:table-cell>
          <table:table-cell table:style-name="ce51" table:formula="of:=[.G22]/[.G16]" office:value-type="percentage" office:value="0.0757606062063745" calcext:value-type="percentage">
            <text:p>7.6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Šaltiniai</text:p>
          </table:table-cell>
          <table:table-cell table:number-columns-repeated="5"/>
          <table:table-cell table:formula="of:=770+97+170" office:value-type="float" office:value="1037" calcext:value-type="float">
            <text:p>1037</text:p>
          </table:table-cell>
          <table:table-cell office:value-type="string" calcext:value-type="string">
            <text:p>Trūkstamos lėšos 770 +97 +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planas</text:p>
          </table:table-cell>
          <table:table-cell office:value-type="string" calcext:value-type="string">
            <text:p><text:a xlink:href="https://e-seimas.lrs.lt/portal/legalAct/lt/TAD/5617f9d0232711eab86ff95170e24944" xlink:type="simple">https://e-seimas.lrs.lt/portal/legalAct/lt/TAD/5617f9d0232711eab86ff95170e24944</text:a> </text:p>
          </table:table-cell>
          <table:table-cell table:number-columns-repeated="4"/>
          <table:table-cell table:style-name="ce62" table:formula="of:=[.G37]/[.G29]" office:value-type="percentage" office:value="0.0204711321503375" calcext:value-type="percentage">
            <text:p>2.05%</text:p>
          </table:table-cell>
          <table:table-cell office:value-type="string" calcext:value-type="string">
            <text:p>BV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1planas</text:p>
          </table:table-cell>
          <table:table-cell office:value-type="string" calcext:value-type="string">
            <text:p><text:a xlink:href="https://e-seimas.lrs.lt/portal/legalAct/lt/TAP/2a4cbe300ea411ebbedbd456d2fb030d?jfwid=1367feg58b" xlink:type="simple">https://e-seimas.lrs.lt/portal/legalAct/lt/TAP/2a4cbe300ea411ebbedbd456d2fb030d?jfwid=1367feg58b</text:a></text:p>
          </table:table-cell>
          <table:table-cell table:number-columns-repeated="4"/>
          <table:table-cell table:formula="of:=250*2.795" office:value-type="float" office:value="698.75" calcext:value-type="float">
            <text:p>698.75</text:p>
          </table:table-cell>
          <table:table-cell office:value-type="string" calcext:value-type="string">
            <text:p>Visi gyventojai max priemok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ugiametis panas</text:p>
          </table:table-cell>
          <table:table-cell office:value-type="string" calcext:value-type="string">
            <text:p><text:a xlink:href="https://e-seimas.lrs.lt/rs/lasupplement/TAK/966997ac0ea411ebbedbd456d2fb030d/d383127e0ea411ebbedbd456d2fb030d/" xlink:type="simple">https://e-seimas.lrs.lt/rs/lasupplement/TAK/966997ac0ea411ebbedbd456d2fb030d/d383127e0ea411ebbedbd456d2fb030d/</text:a> </text:p>
          </table:table-cell>
          <table:table-cell table:number-columns-repeated="4"/>
          <table:table-cell table:formula="of:=[.G37]-[.G39]" office:value-type="float" office:value="338.25" calcext:value-type="float">
            <text:p>338.25</text:p>
          </table:table-cell>
          <table:table-cell office:value-type="string" calcext:value-type="string">
            <text:p>Vis dar trūk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konominės raidos prog.</text:p>
          </table:table-cell>
          <table:table-cell office:value-type="string" calcext:value-type="string">
            <text:p><text:a xlink:href="https://finmin.lrv.lt/lt/aktualus-valstybes-finansu-duomenys/ekonomines-raidos-scenarijus" xlink:type="simple">https://finmin.lrv.lt/lt/aktualus-valstybes-finansu-duomenys/ekonomines-raidos-scenarijus</text:a> 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ūkstamos_išlaidos" table:style-name="ta1">
        <table:table-column table:style-name="co1" table:default-cell-style-name="ce34"/>
        <table:table-column table:style-name="co4" table:default-cell-style-name="ce34"/>
        <table:table-column table:style-name="co1" table:number-columns-repeated="1022" table:default-cell-style-name="ce3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vadinimas</text:p>
          </table:table-cell>
          <table:table-cell table:style-name="ce84" office:value-type="string" calcext:value-type="string">
            <text:p>poreikis</text:p>
          </table:table-cell>
          <table:table-cell table:style-name="ce84" office:value-type="string" calcext:value-type="string">
            <text:p>projektas</text:p>
          </table:table-cell>
          <table:table-cell table:style-name="ce78" office:value-type="string" calcext:value-type="string">
            <text:p>deficitas</text:p>
          </table:table-cell>
          <table:table-cell office:value-type="string" calcext:value-type="string">
            <text:p>mln.Eur.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 table:number-columns-spanned="1" table:number-rows-spanned="8">
            <text:p>01</text:p>
          </table:table-cell>
          <table:table-cell table:style-name="ce79" office:value-type="string" calcext:value-type="string">
            <text:p>Asmens sveikatos priežiūros paslaugoms, iš jų:</text:p>
          </table:table-cell>
          <table:table-cell table:style-name="ce85" office:value-type="float" office:value="1776.259" calcext:value-type="float">
            <text:p>1776.3</text:p>
          </table:table-cell>
          <table:table-cell table:style-name="ce85" office:value-type="float" office:value="1673.823" calcext:value-type="float">
            <text:p>1673.8</text:p>
          </table:table-cell>
          <table:table-cell table:style-name="ce98" table:formula="of:=[.D2]-[.C2]" office:value-type="float" office:value="-102.436" calcext:value-type="float">
            <text:p>-102</text:p>
          </table:table-cell>
          <table:table-cell table:style-name="ce105" table:formula="of:=[.E2]/[.C2]" office:value-type="percentage" office:value="-0.0576695177899169" calcext:value-type="percentage">
            <text:p>-6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Pirminės ambulatorinės asmens sveikatos priežiūros paslaugoms</text:p>
          </table:table-cell>
          <table:table-cell table:style-name="ce86" office:value-type="float" office:value="351.2541" calcext:value-type="float">
            <text:p>351.3</text:p>
          </table:table-cell>
          <table:table-cell table:style-name="ce86" office:value-type="float" office:value="341.3359" calcext:value-type="float">
            <text:p>341.3</text:p>
          </table:table-cell>
          <table:table-cell table:style-name="ce99" table:formula="of:=[.D3]-[.C3]" office:value-type="float" office:value="-9.91819999999996" calcext:value-type="float">
            <text:p>-10</text:p>
          </table:table-cell>
          <table:table-cell table:style-name="ce105" table:formula="of:=[.E3]/[.C3]" office:value-type="percentage" office:value="-0.0282365387336403" calcext:value-type="percentage">
            <text:p>-3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Greitosios medicinos pagalbos paslaugoms</text:p>
          </table:table-cell>
          <table:table-cell table:style-name="ce86" office:value-type="float" office:value="82.0669" calcext:value-type="float">
            <text:p>82.1</text:p>
          </table:table-cell>
          <table:table-cell table:style-name="ce86" office:value-type="float" office:value="76.6699" calcext:value-type="float">
            <text:p>76.7</text:p>
          </table:table-cell>
          <table:table-cell table:style-name="ce99" table:formula="of:=[.D4]-[.C4]" office:value-type="float" office:value="-5.39699999999999" calcext:value-type="float">
            <text:p>-5</text:p>
          </table:table-cell>
          <table:table-cell table:style-name="ce105" table:formula="of:=[.E4]/[.C4]" office:value-type="percentage" office:value="-0.065763419844054" calcext:value-type="percentage">
            <text:p>-7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Slaugos, ambulatorinėms ir stacionarinėms asmens sveikatos priežiūros paslaugoms, iš jų:</text:p>
          </table:table-cell>
          <table:table-cell table:style-name="ce86" office:value-type="float" office:value="1223.9899" calcext:value-type="float">
            <text:p>1224.0</text:p>
          </table:table-cell>
          <table:table-cell table:style-name="ce86" office:value-type="float" office:value="1152.5151" calcext:value-type="float">
            <text:p>1152.5</text:p>
          </table:table-cell>
          <table:table-cell table:style-name="ce99" table:formula="of:=[.D5]-[.C5]" office:value-type="float" office:value="-71.4747999999997" calcext:value-type="float">
            <text:p>-71</text:p>
          </table:table-cell>
          <table:table-cell table:style-name="ce105" table:formula="of:=[.E5]/[.C5]" office:value-type="percentage" office:value="-0.0583949262980027" calcext:value-type="percentage">
            <text:p>-6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Slaugos paslaugoms</text:p>
          </table:table-cell>
          <table:table-cell table:style-name="ce87" office:value-type="float" office:value="137.6861" calcext:value-type="float">
            <text:p>137.7</text:p>
          </table:table-cell>
          <table:table-cell table:style-name="ce63" office:value-type="float" office:value="100.3216" calcext:value-type="float">
            <text:p>100.3</text:p>
          </table:table-cell>
          <table:table-cell table:style-name="ce99" table:formula="of:=[.D6]-[.C6]" office:value-type="float" office:value="-37.3645" calcext:value-type="float">
            <text:p>-37</text:p>
          </table:table-cell>
          <table:table-cell table:style-name="ce105" table:formula="of:=[.E6]/[.C6]" office:value-type="percentage" office:value="-0.271374525097305" calcext:value-type="percentage">
            <text:p>-27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Ambulatorinėms ir stacionarinėms asmens sveikatos priežiūros paslaugoms</text:p>
          </table:table-cell>
          <table:table-cell table:style-name="ce87" office:value-type="float" office:value="1086.3038" calcext:value-type="float">
            <text:p>1086.3</text:p>
          </table:table-cell>
          <table:table-cell table:style-name="ce63" office:value-type="float" office:value="1052.1935" calcext:value-type="float">
            <text:p>1052.2</text:p>
          </table:table-cell>
          <table:table-cell table:style-name="ce99" table:formula="of:=[.D7]-[.C7]" office:value-type="float" office:value="-34.1103" calcext:value-type="float">
            <text:p>-34</text:p>
          </table:table-cell>
          <table:table-cell table:style-name="ce105" table:formula="of:=[.E7]/[.C7]" office:value-type="percentage" office:value="-0.0314003320249824" calcext:value-type="percentage">
            <text:p>-3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Brangiesiems tyrimams ir procedūroms</text:p>
          </table:table-cell>
          <table:table-cell table:style-name="ce87" office:value-type="float" office:value="94.16677" calcext:value-type="float">
            <text:p>94.2</text:p>
          </table:table-cell>
          <table:table-cell table:style-name="ce87" office:value-type="float" office:value="83.5307" calcext:value-type="float">
            <text:p>83.5</text:p>
          </table:table-cell>
          <table:table-cell table:style-name="ce99" table:formula="of:=[.D8]-[.C8]" office:value-type="float" office:value="-10.63607" calcext:value-type="float">
            <text:p>-11</text:p>
          </table:table-cell>
          <table:table-cell table:style-name="ce105" table:formula="of:=[.E8]/[.C8]" office:value-type="percentage" office:value="-0.112949291984848" calcext:value-type="percentage">
            <text:p>-11%</text:p>
          </table:table-cell>
          <table:table-cell table:number-columns-repeated="1018"/>
        </table:table-row>
        <table:table-row table:style-name="ro1">
          <table:covered-table-cell table:style-name="ce75"/>
          <table:table-cell table:style-name="ce80" office:value-type="string" calcext:value-type="string">
            <text:p>SAM 2004-11-16 įsak. Nr. V-812 8 p. ir 10–11 p. Nuostatoms įgyvendinti</text:p>
          </table:table-cell>
          <table:table-cell table:style-name="ce88" office:value-type="float" office:value="24.7814" calcext:value-type="float">
            <text:p>24.8</text:p>
          </table:table-cell>
          <table:table-cell table:style-name="ce88" office:value-type="float" office:value="19.7714" calcext:value-type="float">
            <text:p>19.8</text:p>
          </table:table-cell>
          <table:table-cell table:style-name="ce100" table:formula="of:=[.D9]-[.C9]" office:value-type="float" office:value="-5.01" calcext:value-type="float">
            <text:p>-5</text:p>
          </table:table-cell>
          <table:table-cell table:style-name="ce105" table:formula="of:=[.E9]/[.C9]" office:value-type="percentage" office:value="-0.202167754848394" calcext:value-type="percentage">
            <text:p>-20%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 table:number-columns-spanned="1" table:number-rows-spanned="5">
            <text:p>02</text:p>
          </table:table-cell>
          <table:table-cell table:style-name="ce79" office:value-type="string" calcext:value-type="string">
            <text:p>Vaistams, medicinos pagalbos priemonėms ir medicinos priemonių nuomai iš jų:</text:p>
          </table:table-cell>
          <table:table-cell table:style-name="ce85" office:value-type="float" office:value="460.114" calcext:value-type="float">
            <text:p>460.1</text:p>
          </table:table-cell>
          <table:table-cell table:style-name="ce97" office:value-type="float" office:value="418.914" calcext:value-type="float">
            <text:p>418.9</text:p>
          </table:table-cell>
          <table:table-cell table:style-name="ce98" table:formula="of:=[.D10]-[.C10]" office:value-type="float" office:value="-41.2" calcext:value-type="float">
            <text:p>-41</text:p>
          </table:table-cell>
          <table:table-cell table:style-name="ce105" table:formula="of:=[.E10]/[.C10]" office:value-type="percentage" office:value="-0.0895430262934838" calcext:value-type="percentage">
            <text:p>-9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Kompensuojamiesiems vaistams ir medicinos pagalbos priemonėms</text:p>
          </table:table-cell>
          <table:table-cell table:style-name="ce86" office:value-type="float" office:value="391.011" calcext:value-type="float">
            <text:p>391.0</text:p>
          </table:table-cell>
          <table:table-cell table:style-name="ce63" office:value-type="float" office:value="352.811" calcext:value-type="float">
            <text:p>352.8</text:p>
          </table:table-cell>
          <table:table-cell table:style-name="ce99" table:formula="of:=[.D11]-[.C11]" office:value-type="float" office:value="-38.2" calcext:value-type="float">
            <text:p>-38</text:p>
          </table:table-cell>
          <table:table-cell table:style-name="ce105" table:formula="of:=[.E11]/[.C11]" office:value-type="percentage" office:value="-0.0976954612530083" calcext:value-type="percentage">
            <text:p>-1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Centralizuotai apmokamiems vaistams ir medicinos pagalbos priemonėms</text:p>
          </table:table-cell>
          <table:table-cell table:style-name="ce86" office:value-type="float" office:value="55.573" calcext:value-type="float">
            <text:p>55.6</text:p>
          </table:table-cell>
          <table:table-cell table:style-name="ce63" office:value-type="float" office:value="55.573" calcext:value-type="float">
            <text:p>55.6</text:p>
          </table:table-cell>
          <table:table-cell table:style-name="ce99" table:formula="of:=[.D12]-[.C12]" office:value-type="float" office:value="0" calcext:value-type="float">
            <text:p>0</text:p>
          </table:table-cell>
          <table:table-cell table:style-name="ce105" table:formula="of:=[.E12]/[.C12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Labai retų žmogaus sveikatos būklių gydymui ir gydymui nenumatytais atvejais</text:p>
          </table:table-cell>
          <table:table-cell table:style-name="ce86" office:value-type="float" office:value="9.4" calcext:value-type="float">
            <text:p>9.4</text:p>
          </table:table-cell>
          <table:table-cell table:style-name="ce63" office:value-type="float" office:value="9.4" calcext:value-type="float">
            <text:p>9.4</text:p>
          </table:table-cell>
          <table:table-cell table:style-name="ce99" table:formula="of:=[.D13]-[.C13]" office:value-type="float" office:value="0" calcext:value-type="float">
            <text:p>0</text:p>
          </table:table-cell>
          <table:table-cell table:style-name="ce105" table:formula="of:=[.E13]/[.C13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75"/>
          <table:table-cell table:style-name="ce80" office:value-type="string" calcext:value-type="string">
            <text:p>Medicinos priemonių (prietaisų) nuomai</text:p>
          </table:table-cell>
          <table:table-cell table:number-columns-repeated="2" table:style-name="ce89" office:value-type="float" office:value="4.13" calcext:value-type="float">
            <text:p>4.1</text:p>
          </table:table-cell>
          <table:table-cell table:style-name="ce100" table:formula="of:=[.D14]-[.C14]" office:value-type="float" office:value="0" calcext:value-type="float">
            <text:p>0</text:p>
          </table:table-cell>
          <table:table-cell table:style-name="ce105" table:formula="of:=[.E14]/[.C1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>
          <table:table-cell table:style-name="ce76" office:value-type="string" calcext:value-type="string">
            <text:p>03</text:p>
          </table:table-cell>
          <table:table-cell table:style-name="ce81" office:value-type="string" calcext:value-type="string">
            <text:p>Medicininei reabilitacijai ir sanatoriniam</text:p>
            <text:p>Gydymui</text:p>
          </table:table-cell>
          <table:table-cell table:style-name="ce90" office:value-type="float" office:value="98.068" calcext:value-type="float">
            <text:p>98.1</text:p>
          </table:table-cell>
          <table:table-cell table:style-name="ce93" office:value-type="float" office:value="96.249" calcext:value-type="float">
            <text:p>96.2</text:p>
          </table:table-cell>
          <table:table-cell table:style-name="ce101" table:formula="of:=[.D15]-[.C15]" office:value-type="float" office:value="-1.819" calcext:value-type="float">
            <text:p>-2</text:p>
          </table:table-cell>
          <table:table-cell table:style-name="ce105" table:formula="of:=[.E15]/[.C15]" office:value-type="percentage" office:value="-0.018548354203206" calcext:value-type="percentage">
            <text:p>-2%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04</text:p>
          </table:table-cell>
          <table:table-cell table:style-name="ce78" office:value-type="string" calcext:value-type="string">
            <text:p>Ortopedijos techninėms priemonėms</text:p>
          </table:table-cell>
          <table:table-cell table:style-name="ce91" office:value-type="float" office:value="16.61" calcext:value-type="float">
            <text:p>16.6</text:p>
          </table:table-cell>
          <table:table-cell table:style-name="ce64" office:value-type="float" office:value="15.61" calcext:value-type="float">
            <text:p>15.6</text:p>
          </table:table-cell>
          <table:table-cell table:style-name="ce102" table:formula="of:=[.D16]-[.C16]" office:value-type="float" office:value="-1" calcext:value-type="float">
            <text:p>-1</text:p>
          </table:table-cell>
          <table:table-cell table:style-name="ce105" table:formula="of:=[.E16]/[.C16]" office:value-type="percentage" office:value="-0.0602046959662854" calcext:value-type="percentage">
            <text:p>-6%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 table:number-columns-spanned="1" table:number-rows-spanned="9">
            <text:p>05</text:p>
          </table:table-cell>
          <table:table-cell table:style-name="ce79" office:value-type="string" calcext:value-type="string">
            <text:p>Sveikatos programoms ir kitoms sveikatos draudimo išlaidoms, iš jų:</text:p>
          </table:table-cell>
          <table:table-cell table:style-name="ce85" office:value-type="float" office:value="140.32" calcext:value-type="float">
            <text:p>140.3</text:p>
          </table:table-cell>
          <table:table-cell table:style-name="ce97" office:value-type="float" office:value="138.918" calcext:value-type="float">
            <text:p>138.9</text:p>
          </table:table-cell>
          <table:table-cell table:style-name="ce98" table:formula="of:=[.D17]-[.C17]" office:value-type="float" office:value="-1.40199999999999" calcext:value-type="float">
            <text:p>-1</text:p>
          </table:table-cell>
          <table:table-cell table:style-name="ce105" table:formula="of:=[.E17]/[.C17]" office:value-type="percentage" office:value="-0.00999144811858599" calcext:value-type="percentage">
            <text:p>-1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Prevencinėms programoms</text:p>
          </table:table-cell>
          <table:table-cell table:style-name="ce86" office:value-type="float" office:value="27.253" calcext:value-type="float">
            <text:p>27.3</text:p>
          </table:table-cell>
          <table:table-cell table:style-name="ce63" office:value-type="float" office:value="26.091" calcext:value-type="float">
            <text:p>26.1</text:p>
          </table:table-cell>
          <table:table-cell table:style-name="ce99" table:formula="of:=[.D18]-[.C18]" office:value-type="float" office:value="-1.162" calcext:value-type="float">
            <text:p>-1</text:p>
          </table:table-cell>
          <table:table-cell table:style-name="ce105" table:formula="of:=[.E18]/[.C18]" office:value-type="percentage" office:value="-0.0426375077973067" calcext:value-type="percentage">
            <text:p>-4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Europos Parlamento ir Tarybos reglamentams įgyvendinti</text:p>
          </table:table-cell>
          <table:table-cell table:style-name="ce86" office:value-type="float" office:value="18.0376" calcext:value-type="float">
            <text:p>18.0</text:p>
          </table:table-cell>
          <table:table-cell table:style-name="ce87" office:value-type="float" office:value="17.6986" calcext:value-type="float">
            <text:p>17.7</text:p>
          </table:table-cell>
          <table:table-cell table:style-name="ce99" table:formula="of:=[.D19]-[.C19]" office:value-type="float" office:value="-0.338999999999999" calcext:value-type="float">
            <text:p>0</text:p>
          </table:table-cell>
          <table:table-cell table:style-name="ce105" table:formula="of:=[.E19]/[.C19]" office:value-type="percentage" office:value="-0.0187940745997249" calcext:value-type="percentage">
            <text:p>-2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Transplantacijos programai</text:p>
          </table:table-cell>
          <table:table-cell table:number-columns-repeated="2" table:style-name="ce86" office:value-type="float" office:value="28.0014" calcext:value-type="float">
            <text:p>28.0</text:p>
          </table:table-cell>
          <table:table-cell table:style-name="ce99" table:formula="of:=[.D20]-[.C20]" office:value-type="float" office:value="0" calcext:value-type="float">
            <text:p>0</text:p>
          </table:table-cell>
          <table:table-cell table:style-name="ce105" table:formula="of:=[.E20]/[.C20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dantų protezavimo paslaugoms</text:p>
          </table:table-cell>
          <table:table-cell table:number-columns-repeated="2" table:style-name="ce86" office:value-type="float" office:value="40.3945" calcext:value-type="float">
            <text:p>40.4</text:p>
          </table:table-cell>
          <table:table-cell table:style-name="ce99" table:formula="of:=[.D21]-[.C21]" office:value-type="float" office:value="0" calcext:value-type="float">
            <text:p>0</text:p>
          </table:table-cell>
          <table:table-cell table:style-name="ce105" table:formula="of:=[.E21]/[.C21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Nacionalinės imunoprofilaktikos programos priemonėms finansuoti</text:p>
          </table:table-cell>
          <table:table-cell table:number-columns-repeated="2" table:style-name="ce86" office:value-type="float" office:value="14" calcext:value-type="float">
            <text:p>14.0</text:p>
          </table:table-cell>
          <table:table-cell table:style-name="ce99" table:formula="of:=[.D22]-[.C22]" office:value-type="float" office:value="0" calcext:value-type="float">
            <text:p>0</text:p>
          </table:table-cell>
          <table:table-cell table:style-name="ce105" table:formula="of:=[.E22]/[.C22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skubiai konsultacinei sveikatos priežiūros pagalbai</text:p>
          </table:table-cell>
          <table:table-cell table:number-columns-repeated="2" table:style-name="ce86" office:value-type="float" office:value="7.9655" calcext:value-type="float">
            <text:p>8.0</text:p>
          </table:table-cell>
          <table:table-cell table:style-name="ce99" table:formula="of:=[.D23]-[.C23]" office:value-type="float" office:value="0" calcext:value-type="float">
            <text:p>0</text:p>
          </table:table-cell>
          <table:table-cell table:style-name="ce105" table:formula="of:=[.E23]/[.C23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kraujo donorų kompensacijoms ir neatlygintinai kraujo donorystei propaguoti</text:p>
          </table:table-cell>
          <table:table-cell table:number-columns-repeated="2" table:style-name="ce86" office:value-type="float" office:value="1.272" calcext:value-type="float">
            <text:p>1.3</text:p>
          </table:table-cell>
          <table:table-cell table:style-name="ce99" table:formula="of:=[.D24]-[.C24]" office:value-type="float" office:value="0" calcext:value-type="float">
            <text:p>0</text:p>
          </table:table-cell>
          <table:table-cell table:style-name="ce105" table:formula="of:=[.E24]/[.C2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75"/>
          <table:table-cell table:style-name="ce80" office:value-type="string" calcext:value-type="string">
            <text:p>vaistų nuo tuberkuliozės įsigijimo išlaidoms kompensuoti</text:p>
          </table:table-cell>
          <table:table-cell table:number-columns-repeated="2" table:style-name="ce89" office:value-type="float" office:value="3.396" calcext:value-type="float">
            <text:p>3.4</text:p>
          </table:table-cell>
          <table:table-cell table:style-name="ce100" table:formula="of:=[.D25]-[.C25]" office:value-type="float" office:value="0" calcext:value-type="float">
            <text:p>0</text:p>
          </table:table-cell>
          <table:table-cell table:style-name="ce105" table:formula="of:=[.E25]/[.C25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06</text:p>
          </table:table-cell>
          <table:table-cell table:style-name="ce78" office:value-type="string" calcext:value-type="string">
            <text:p>Privalomojo sveikatos draudimo sistemos funkcionavimui ir šį draudimą vykdančių institucijų veiklos išlaidoms</text:p>
          </table:table-cell>
          <table:table-cell table:style-name="ce92" office:value-type="float" office:value="24.45" calcext:value-type="float">
            <text:p>24.5</text:p>
          </table:table-cell>
          <table:table-cell table:style-name="ce64" office:value-type="float" office:value="24.45" calcext:value-type="float">
            <text:p>24.5</text:p>
          </table:table-cell>
          <table:table-cell table:style-name="ce102" table:formula="of:=[.D26]-[.C26]" office:value-type="float" office:value="0" calcext:value-type="float">
            <text:p>0</text:p>
          </table:table-cell>
          <table:table-cell table:style-name="ce105" table:formula="of:=[.E26]/[.C26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style-name="ce76" office:value-type="string" calcext:value-type="string">
            <text:p>07</text:p>
          </table:table-cell>
          <table:table-cell table:style-name="ce81" office:value-type="string" calcext:value-type="string">
            <text:p>Valstybinio socialinio draudimo fondo veiklos sąnaudoms, susidarančioms dėl privalomojo sveikatos draudimo įmokų surinkimo ir pervedimo į PSDF, kompensuoti</text:p>
          </table:table-cell>
          <table:table-cell table:number-columns-repeated="2" table:style-name="ce93" office:value-type="float" office:value="2.021" calcext:value-type="float">
            <text:p>2.0</text:p>
          </table:table-cell>
          <table:table-cell table:style-name="ce101" table:formula="of:=[.D27]-[.C27]" office:value-type="float" office:value="0" calcext:value-type="float">
            <text:p>0</text:p>
          </table:table-cell>
          <table:table-cell table:style-name="ce105" table:formula="of:=[.E27]/[.C27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08</text:p>
          </table:table-cell>
          <table:table-cell table:style-name="ce82" office:value-type="string" calcext:value-type="string">
            <text:p>PSDF biudžeto rezervui papildyti (sudaryti)</text:p>
          </table:table-cell>
          <table:table-cell table:number-columns-repeated="2" table:style-name="ce94" office:value-type="float" office:value="0" calcext:value-type="float">
            <text:p>0.0</text:p>
          </table:table-cell>
          <table:table-cell table:style-name="ce103" table:formula="of:=[.D28]-[.C28]" office:value-type="float" office:value="0" calcext:value-type="float">
            <text:p>0</text:p>
          </table:table-cell>
          <table:table-cell table:style-name="ce106"/>
          <table:table-cell table:number-columns-repeated="1018"/>
        </table:table-row>
        <table:table-row table:style-name="ro1">
          <table:table-cell table:style-name="ce78" office:value-type="string" calcext:value-type="string">
            <text:p>Iš viso išlaidų</text:p>
          </table:table-cell>
          <table:table-cell table:style-name="ce83"/>
          <table:table-cell table:style-name="ce64" office:value-type="float" office:value="2517.842" calcext:value-type="float">
            <text:p>2517.8</text:p>
          </table:table-cell>
          <table:table-cell table:style-name="ce64" office:value-type="float" office:value="2369.886" calcext:value-type="float">
            <text:p>2369.9</text:p>
          </table:table-cell>
          <table:table-cell table:style-name="ce104" table:formula="of:=[.D29]-[.C29]" office:value-type="float" office:value="-147.956" calcext:value-type="float">
            <text:p>-148</text:p>
          </table:table-cell>
          <table:table-cell table:style-name="ce9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5"/>
          <table:table-cell table:number-columns-repeated="1021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6"/>
          <table:table-cell table:number-columns-repeated="1021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6"/>
          <table:table-cell table:number-columns-repeated="1021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4"/>
          <table:table-cell table:style-name="ce9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5" office:value-type="string" calcext:value-type="string">
            <text:p>–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6" office:value-type="float" office:value="22597" calcext:value-type="float">
            <text:p>22597</text:p>
          </table:table-cell>
          <table:table-cell table:style-name="ce96"/>
          <table:table-cell table:style-name="ce96" office:value-type="float" office:value="24450" calcext:value-type="float">
            <text:p>244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5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6" office:value-type="float" office:value="1980" calcext:value-type="float">
            <text:p>1980</text:p>
          </table:table-cell>
          <table:table-cell table:style-name="ce9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5"/>
          <table:table-cell table:number-columns-repeated="1019"/>
        </table:table-row>
        <table:table-row table:style-name="ro1">
          <table:table-cell table:number-columns-repeated="2"/>
          <table:table-cell table:style-name="ce96" office:value-type="float" office:value="63767" calcext:value-type="float">
            <text:p>63767</text:p>
          </table:table-cell>
          <table:table-cell table:style-name="ce96"/>
          <table:table-cell table:number-columns-repeated="1020"/>
        </table:table-row>
        <table:table-row table:style-name="ro1">
          <table:table-cell table:number-columns-repeated="2"/>
          <table:table-cell table:style-name="ce96" office:value-type="float" office:value="2367909" calcext:value-type="float">
            <text:p>2367909</text:p>
          </table:table-cell>
          <table:table-cell table:style-name="ce96"/>
          <table:table-cell table:style-name="ce96" office:value-type="float" office:value="2517842" calcext:value-type="float">
            <text:p>2517842</text:p>
          </table:table-cell>
          <table:table-cell table:number-columns-repeated="1019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swiss"/>
    <style:font-face style:name="Times New Roman Bold" svg:font-family="'Times New Roman Bold'" style:font-family-generic="swiss"/>
    <style:font-face style:name="Times New Roman Italic" svg:font-family="'Times New Roman Italic'" style:font-family-generic="swiss"/>
    <style:font-face style:name="Liberation Serif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  <number:text>-</number:text>
      <number:year/>
    </number:date-style>
    <number:date-style style:name="N131">
      <number:day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">
      <number:number number:decimal-places="4" number:min-decimal-places="4" number:min-integer-digits="1"/>
    </number:number-style>
    <number:number-style style:name="N16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05:31:37.299009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14:21:49.101902717</meta:creation-date>
    <dc:date>2020-10-16T05:47:50.543270818</dc:date>
    <meta:editing-duration>PT1H8M1S</meta:editing-duration>
    <meta:editing-cycles>7</meta:editing-cycles>
    <meta:generator>LibreOffice/7.0.2.2$Linux_X86_64 LibreOffice_project/00$Build-2</meta:generator>
    <meta:document-statistic meta:table-count="2" meta:cell-count="391" meta:object-count="0"/>
  </office:meta>
</office:document-meta>
</file>